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rlResource.isWrit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UrlResource.writable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rlResourc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rlResource.FileUrlResource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rlResource.createRelative( String relativ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rlResource.FileUrlResource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rlResource.get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